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9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23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9999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9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style-name="ce13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style-name="ce23" office:value-type="float" office:value="1.6" calcext:value-type="float">
            <text:p>1,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" calcext:value-type="float">
            <text:p>0,7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9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5" office:value-type="float" office:value="0.1" calcext:value-type="float">
            <text:p>0,1</text:p>
          </table:table-cell>
          <table:table-cell table:style-name="ce25" office:value-type="float" office:value="0.08" calcext:value-type="float">
            <text:p>0,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style-name="ce20" office:value-type="float" office:value="0.1" calcext:value-type="float">
            <text:p>0,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2" calcext:value-type="float">
            <text:p>0,2</text:p>
          </table:table-cell>
          <table:table-cell table:style-name="ce21" office:value-type="float" office:value="0.2" calcext:value-type="float">
            <text:p>0,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9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AT&amp;T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26" office:value-type="float" office:value="1.6" calcext:value-type="float">
            <text:p>1,6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T-Mobil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75" calcext:value-type="float">
            <text:p>0,7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Verizon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9" office:value-type="string" calcext:value-type="string">
            <text:p>Budget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style-name="ce20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21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2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0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9" office:value-type="string" calcext:value-type="string">
            <text:p>Query 3</text:p>
          </table:table-cell>
          <table:table-cell/>
          <table:table-cell table:style-name="ce29" office:value-type="string" calcext:value-type="string">
            <text:p>Query-Advertiser</text:p>
          </table:table-cell>
          <table:table-cell table:style-name="ce29" office:value-type="string" calcext:value-type="string">
            <text:p>Budget Limit</text:p>
          </table:table-cell>
          <table:table-cell table:style-name="ce29" office:value-type="string" calcext:value-type="string">
            <text:p>Query Limit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table:formula="of:=[.H36]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[.G35]" office:value-type="float" office:value="32" calcext:value-type="float">
            <text:p>32</text:p>
          </table:table-cell>
          <table:table-cell/>
          <table:table-cell office:value-type="string" calcext:value-type="string">
            <text:p>T-1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-1</text:p>
          </table:table-cell>
          <table:table-cell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office:value-type="string" calcext:value-type="string">
            <text:p>A-2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3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office:value-type="float" office:value="428" calcext:value-type="float">
            <text:p>428</text:p>
          </table:table-cell>
          <table:table-cell table:formula="of:=([.C40]-[.B40])/[.C40]*100" office:value-type="float" office:value="14.018691588785" calcext:value-type="float">
            <text:p>14,0186915888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8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8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14:35:50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5T14:58:42.105000000</dc:date>
    <meta:editing-duration>P1DT1H8M43S</meta:editing-duration>
    <meta:editing-cycles>16</meta:editing-cycles>
    <meta:generator>LibreOffice/4.4.1.2$Windows_x86 LibreOffice_project/45e2de17089c24a1fa810c8f975a7171ba4cd432</meta:generator>
    <meta:document-statistic meta:table-count="1" meta:cell-count="145" meta:object-count="0"/>
  </office:meta>
</office:document-meta>
</file>